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Index Mapping (v</text:span><text:span text:style-name="T2">õi triviaalne räsimine) põhineb otsemääratud indeksite kasutamisel, et salvestada ja otsida väärtusi.</text:span><text:span text:style-name="T3"/></text:p>
      <text:p text:style-name="P1"><text:span text:style-name="T3">2. O(n) on ruumikompleksus, kus n on indeksite v</text:span><text:span text:style-name="T4">õimalik maksimaalne vahemik. Näite</text:span><text:span text:style-name="T5">k</text:span><text:span text:style-name="T6">s</text:span><text:span text:style-name="T7">, kui</text:span><text:span text:style-name="T8"><text:s/>on vahemik -1000 kuni 1000, vajatakse kahte massiivi suurusega 1000.</text:span><text:span text:style-name="T9"><text:s text:c="2"/>O(1)<text:s/></text:span><text:span text:style-name="T10">on ajakompleksus , kus o</text:span><text:span text:style-name="T11">tsing ja sisestamine toimuvad otsese indeksi abil, mis teeb need v</text:span><text:span text:style-name="T12">äga kiireks.</text:span></text:p>
      <text:p text:style-name="P1"><text:span text:style-name="T13">3. Sagedusloendurid- s</text:span><text:span text:style-name="T14">õ</text:span><text:span text:style-name="T15">nade loendamine tekstis. Andmefiltrid- teostada kiiresti olemasolu kontroll (nt sp</text:span><text:span text:style-name="T16">ämmi- või viirusetuvastus, kus vaja kiiresti teada, kas fail on ohutu või kahtlane).</text:span><text:span text:style-name="T17"><text:s/>Unikaalsuskontroll- N</text:span><text:span text:style-name="T18">ä</text:span><text:span text:style-name="T19">iteks unikaalsete nimede kontroll. </text:span></text:p>
      <text:p text:style-name="P1"><text:span text:style-name="T19"/></text:p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